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Panajachel in the Solola Department of Guatemala, SWEAR THAT:</text:p>
      <text:p text:style-name="P6"/>
      <text:p text:style-name="P3">I served Minister of Public Safety and Emergency Preparedness with Response to Defendant's Motion for Summary Judgment by sending a copy DHL, a courier to Eric Peterson, solicitor for the Defendant, at Department of Justice, The Exchange Tower, 130 King Street West, Suite 3400, Box 36, Toronto Ontario, M5X 1K6</text:p>
      <text:p text:style-name="P3"/>
      <text:p text:style-name="P3">The copy was given to the courier on March 27, 2017.</text:p>
      <text:p text:style-name="P3"/>
      <text:p text:style-name="P3">Sworn before me at the City of Panajachel <text:s text:c="2"/>in the Solola Department of Guatemala on March 27th, 2017.</text:p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Panajachel en el Departamento Solola de Guatemala, JURAMOS QUE:</text:p>
      <text:p text:style-name="P6"/>
      <text:p text:style-name="P3">He servido al Ministro de Seguridad Pública y Preparación de Emergencias con Respuesta a la Demanda de Sentencia Sumariada del Demandado enviando una copia por DHL, un mensajero <text:s/>a Eric Peterson, abogado de la Demandada, al Department of Justice, The Exchange Tower, 130 King Street West, Suite 3400, Box 36, Toronto Ontario, M5X 1K6</text:p>
      <text:p text:style-name="P3"/>
      <text:p text:style-name="P3">La copia fue entregada al mensajero el 27 de marzo de 2017.</text:p>
      <text:p text:style-name="P3"/>
      <text:p text:style-name="P3">Jurado ante mí en la Ciudad de Panajachel en el Departamento de Solola de Guatemala el 27 de marz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03-27T09:12:44.98</dc:date>
    <meta:generator>OpenOffice/4.0.1$Win32 OpenOffice.org_project/401m5$Build-9714</meta:generator>
    <meta:editing-duration>PT3H12M53S</meta:editing-duration>
    <meta:editing-cycles>9</meta:editing-cycles>
    <meta:document-statistic meta:table-count="0" meta:image-count="0" meta:object-count="0" meta:page-count="2" meta:paragraph-count="44" meta:word-count="291" meta:character-count="1860"/>
  </office:meta>
</office:document-meta>
</file>